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fo:font-weight="normal" style:font-size-asian="22pt" style:font-weight-asian="normal" style:font-size-complex="2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6pt" fo:font-weight="normal" style:font-size-asian="26pt" style:font-weight-asian="normal" style:font-size-complex="26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ff0000" fo:font-size="13pt" fo:font-weight="normal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fo:font-size="13pt" fo:font-weight="normal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4">Project 2</text:p>
      <text:p text:style-name="P5">Sudoku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CIS-17B </text:p>
      <text:p text:style-name="P2">Section 48597</text:p>
      <text:p text:style-name="P2">Michael Risher</text:p>
      <text:p text:style-name="P2">December 8, 2014</text:p>
      <text:p text:style-name="P16">I. Introduction:</text:p>
      <text:p text:style-name="P9"/>
      <text:p text:style-name="P12">Title: Sudoku</text:p>
      <text:p text:style-name="P12"/>
      <text:p text:style-name="P7">A Qt version of Sudoku, a logic game.</text:p>
      <text:p text:style-name="P7"/>
      <text:p text:style-name="P14"/>
      <text:p text:style-name="P6">II. Summary</text:p>
      <text:p text:style-name="P8"/>
      <text:p text:style-name="P7">Project lines of code: 2,278 ( 4,627 counting the ui files and styles )</text:p>
      <text:p text:style-name="P7"/>
      <text:p text:style-name="P15"><text:tab/>This program is the game of Sudoku a logic based game. Where the objective is to fill a nine by nine grid with numbers one through nine without having a duplicate in the columns, rows, and three by three squares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0"/>
      <text:p text:style-name="P16"/>
      <text:p text:style-name="P10">III Pseudocode:</text:p>
      <text:p text:style-name="P10"/>
      <text:p text:style-name="P13">start</text:p>
      <text:p text:style-name="P13">display mainscreen</text:p>
      <text:p text:style-name="P13"><text:tab/>wait for user input</text:p>
      <text:p text:style-name="P13"><text:tab/><text:tab/>play game use the dropdown near the new game button to set the difficulty</text:p>
      <text:p text:style-name="P13"><text:tab/><text:tab/><text:tab/>open the gamewindow</text:p>
      <text:p text:style-name="P13"><text:tab/><text:tab/><text:tab/>connect the menus</text:p>
      <text:p text:style-name="P13"><text:tab/><text:tab/><text:tab/>fill the gameboard and mask with 0's</text:p>
      <text:p text:style-name="P13"><text:tab/><text:tab/><text:tab/>connect all the lineedits and input masks to only allow numbers</text:p>
      <text:p text:style-name="P13"><text:tab/><text:tab/><text:tab/>start game timer</text:p>
      <text:p text:style-name="P13"><text:tab/><text:tab/><text:tab/>shuffle the gameboard</text:p>
      <text:p text:style-name="P13"><text:tab/><text:tab/><text:tab/>show numbers based on difficulty</text:p>
      <text:p text:style-name="P13"><text:tab/><text:tab/><text:tab/>check not unsolvable ( meaning must be only one solution )</text:p>
      <text:p text:style-name="P13"><text:tab/><text:tab/><text:tab/>let player play</text:p>
      <text:p text:style-name="P13"><text:tab/><text:tab/><text:tab/>on lineedit blur check if won</text:p>
      <text:p text:style-name="P13"><text:tab/><text:tab/><text:tab/><text:tab/>if won display time played and option for new game</text:p>
      <text:p text:style-name="P13"><text:tab/><text:tab/><text:tab/><text:tab/>else continue on normally</text:p>
      <text:p text:style-name="P13"><text:tab/><text:tab/>load game</text:p>
      <text:p text:style-name="P13"><text:tab/><text:tab/><text:tab/>check if save exists</text:p>
      <text:p text:style-name="P13"><text:tab/><text:tab/><text:tab/>connect the menus</text:p>
      <text:p text:style-name="P13"><text:tab/><text:tab/><text:tab/>connect all the lineedits and input masks to only allow numbers</text:p>
      <text:p text:style-name="P13"><text:tab/><text:tab/><text:tab/>open settings file</text:p>
      <text:p text:style-name="P13"><text:tab/><text:tab/><text:tab/><text:tab/>read the settings into map</text:p>
      <text:p text:style-name="P13"><text:tab/><text:tab/><text:tab/>load the mask, board, time, level from file</text:p>
      <text:p text:style-name="P13"><text:tab/><text:tab/><text:tab/>set the mask, board, level and time offset</text:p>
      <text:p text:style-name="P13"><text:tab/><text:tab/><text:tab/>start timer</text:p>
      <text:p text:style-name="P13"><text:tab/><text:tab/><text:tab/>let player play</text:p>
      <text:p text:style-name="P13"><text:tab/><text:tab/><text:tab/>on lineedit blur check if won</text:p>
      <text:p text:style-name="P13"><text:tab/><text:tab/><text:tab/><text:tab/>if won display time played and option for new game</text:p>
      <text:p text:style-name="P13"><text:tab/><text:tab/><text:tab/><text:tab/>else continue on normally</text:p>
      <text:p text:style-name="P13"><text:tab/><text:tab/>help</text:p>
      <text:p text:style-name="P13"><text:tab/><text:tab/><text:tab/>display help dialog with instructions on how to play Sudoku</text:p>
      <text:p text:style-name="P13"><text:tab/><text:tab/>save</text:p>
      <text:p text:style-name="P13"><text:tab/><text:tab/><text:tab/>check if save file exists</text:p>
      <text:p text:style-name="P13"><text:tab/><text:tab/><text:tab/><text:tab/>no make it</text:p>
      <text:p text:style-name="P13"><text:tab/><text:tab/><text:tab/>write mask, board, time, and level to file</text:p>
      <text:p text:style-name="P13"><text:tab/><text:tab/><text:tab/>can continue like normal unless save &amp; exit used</text:p>
      <text:p text:style-name="P20"/>
      <text:p text:style-name="P17">IV. Notes:</text:p>
      <text:p text:style-name="P11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IS-17B #48597<text:tab/><text:page-number text:select-page="current">4</text:page-number><text:tab/>Rish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1T10:59:08.62</meta:creation-date>
    <dc:date>2014-12-09T22:46:11.60</dc:date>
    <meta:editing-duration>PT6H36M16S</meta:editing-duration>
    <meta:editing-cycles>17</meta:editing-cycles>
    <meta:generator>OpenOffice/4.0.1$Win32 OpenOffice.org_project/401m5$Build-9714</meta:generator>
    <dc:creator>Michael Risher</dc:creator>
    <meta:document-statistic meta:table-count="0" meta:image-count="0" meta:object-count="0" meta:page-count="4" meta:paragraph-count="51" meta:word-count="283" meta:character-count="1633"/>
  </office:meta>
</office:document-meta>
</file>